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3c8f2" officeooo:paragraph-rsid="0013c8f2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3c8f2" officeooo:paragraph-rsid="0013c8f2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3c8f2" officeooo:paragraph-rsid="0013c8f2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ructions on how to deploy my entire application.</text:p>
      <text:p text:style-name="P1"/>
      <text:p text:style-name="P2">Frontend (ANGULAR):</text:p>
      <text:p text:style-name="P3">Any commit made to the repository will automatically deploy the Angular application into Vercel as they’re linked. The frontend application can be accessed from <text:a xlink:type="simple" xlink:href="https://my-cute-shop.vercel.app/" text:style-name="Internet_20_link" text:visited-style-name="Visited_20_Internet_20_Link">https://my-cute-shop.vercel.app</text:a> .</text:p>
      <text:p text:style-name="P3"/>
      <text:p text:style-name="P2">Backend (SPRINGBOOT):</text:p>
      <text:p text:style-name="P3">Any commits made to the repository’s branch called “release” will automatically invoke a Github workflow/actions to automatically deploy the springboot application to Heroku based on the file Heroku-Deployment.yaml file that I’d wrote. This is tested using a separate repository containing the same files and proven to work as evident from the Github Action Log : <text:a xlink:type="simple" xlink:href="https://github.com/immingheng/Testing_YAML_FILE/runs/5450665194?check_suite_focus=true" text:style-name="Internet_20_link" text:visited-style-name="Visited_20_Internet_20_Link">https://github.com/immingheng/Testing_YAML_FILE/runs/5450665194?check_suite_focus=true</text:a></text:p>
      <text:p text:style-name="P3">Note that during the test, the test was made on the MASTER branch and was subsequently edited out to RELEASE as per the optional requirements stipulated.</text:p>
      <text:p text:style-name="P3"/>
      <text:p text:style-name="P3"><text:span text:style-name="T1">Sensitive Data / Environment Variables / Heroku’s Config Vars:</text:span></text:p>
      <text:p text:style-name="P3">1. SHOPEE_API_KEY</text:p>
      <text:p text:style-name="P3">2. spring.email.password</text:p>
      <text:p text:style-name="P3">3. spring.email.username</text:p>
      <text:p text:style-name="P3">4. SPRING_DATASOURCE_PASSWORD</text:p>
      <text:p text:style-name="P3">5. SPRING_DATASOURCE_USERNAME</text:p>
      <text:p text:style-name="P3">a. HEROKU_API_KEY</text:p>
      <text:p text:style-name="P3">b. HEROKU_APP</text:p>
      <text:p text:style-name="P3">c. HEROKU_EMAIL</text:p>
      <text:p text:style-name="P3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SG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00:36:12.813000000</dc:date>
    <meta:editing-duration>PT6M11S</meta:editing-duration>
    <meta:editing-cycles>1</meta:editing-cycles>
    <meta:generator>LibreOffice/7.1.6.2$Windows_X86_64 LibreOffice_project/0e133318fcee89abacd6a7d077e292f1145735c3</meta:generator>
    <meta:document-statistic meta:table-count="0" meta:image-count="0" meta:object-count="0" meta:page-count="1" meta:paragraph-count="16" meta:word-count="145" meta:character-count="1120" meta:non-whitespace-character-count="989"/>
  </office:meta>
</office:document-meta>
</file>